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Frutiger Light Condensed"/>
    </style:style>
    <style:style style:name="P5" style:family="paragraph">
      <style:text-properties style:font-name="Frutiger Light Condensed"/>
    </style:style>
    <style:style style:name="P6" style:family="paragraph">
      <style:text-properties fo:color="#c9211e" style:font-name="Frutiger Light Condensed"/>
    </style:style>
    <style:style style:name="P7" style:family="paragraph">
      <loext:graphic-properties draw:fill="none" draw:fill-color="#ffffff"/>
      <style:text-properties fo:color="#c9211e" style:font-name="Frutiger Light Condensed"/>
    </style:style>
    <style:style style:name="P8" style:family="paragraph">
      <style:paragraph-properties fo:margin-top="0.5cm" fo:margin-bottom="0cm"/>
      <style:text-properties style:font-name="Frutiger Light Condense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text-align="start"/>
    </style:style>
    <style:style style:name="P12" style:family="paragraph"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fo:color="#c9211e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Recap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Cornerstones of image generation:</text:p>
            <text:list text:style-name="L3">
              <text:list-item>
                <text:p text:style-name="P5"><text:span text:style-name="T2">3D scene</text:span></text:p>
              </text:list-item>
              <text:list-item>
                <text:p text:style-name="P5">Rendering algorithm</text:p>
              </text:list-item>
              <text:list-item>
                <text:p text:style-name="P5">Raster image</text:p>
              </text:list-item>
            </text:list>
          </draw:text-box>
        </draw:frame>
        <draw:frame draw:style-name="gr2" draw:text-style-name="P7" draw:layer="layout" svg:width="7.366cm" svg:height="1.825cm" svg:x="19.304cm" svg:y="6.15cm">
          <draw:text-box>
            <text:p text:style-name="P6"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Where we are today</text:p>
          </draw:text-box>
        </draw:frame>
        <draw:frame draw:style-name="gr2" draw:text-style-name="P7" draw:layer="layout" svg:width="11.43cm" svg:height="1.825cm" svg:x="3.556cm" svg:y="6.096cm">
          <draw:text-box>
            <text:p text:style-name="P6"><text:span text:style-name="T5">&lt;</text:span><text:span text:style-name="T6">IMAGE</text:span><text:span text:style-name="T5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Elements of any 3D scene:</text:p>
            <text:list text:style-name="L3">
              <text:list-item>
                <text:p text:style-name="P5">3D model(s)</text:p>
              </text:list-item>
              <text:list-item>
                <text:p text:style-name="P5">Light source(s)</text:p>
              </text:list-item>
              <text:list-item>
                <text:p text:style-name="P5">Camera(s)</text:p>
              </text:list-item>
            </text:list>
          </draw:text-box>
        </draw:frame>
        <draw:frame draw:style-name="gr2" draw:text-style-name="P7" draw:layer="layout" svg:width="7.366cm" svg:height="1.825cm" svg:x="19.304cm" svg:y="6.15cm">
          <draw:text-box>
            <text:p text:style-name="P6"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Complex example</text:p>
          </draw:text-box>
        </draw:frame>
        <draw:frame draw:style-name="gr2" draw:text-style-name="P7" draw:layer="layout" svg:width="7.366cm" svg:height="3.399cm" svg:x="3.81cm" svg:y="6.253cm">
          <draw:text-box>
            <text:p text:style-name="P6"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3D model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Objects around us.</text:p>
            <text:p text:style-name="P5">Representing 3D models requires:</text:p>
            <text:list text:style-name="L3">
              <text:list-item>
                <text:p text:style-name="P5">Representation of <text:span text:style-name="T2">shape</text:span> - surface <text:span text:style-name="T9">geometry</text:span></text:p>
              </text:list-item>
              <text:list-item>
                <text:p text:style-name="P5">Representation of <text:span text:style-name="T2">material </text:span><text:span text:style-name="T9">– surface appeara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shape representa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Foundational shape representations are:</text:p>
            <text:list text:style-name="L3">
              <text:list-item>
                <text:p text:style-name="P5">Meshes</text:p>
              </text:list-item>
              <text:list-item>
                <text:p text:style-name="P5">Curved surfa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Meshe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Pros:</text:p>
                <text:list>
                  <text:list-item>
                    <text:p>Simple, a lot of effort has been made to approximate shapes with meshes </text:p>
                  </text:list-item>
                </text:list>
              </text:list-item>
              <text:list-item>
                <text:p>Cons:</text:p>
                <text:list>
                  <text:list-item>
                    <text:p>Not every object is well suited to mesh representation:</text:p>
                    <text:list>
                      <text:list-item>
                        <text:p>Shapes that have geometrical detail at every level (e.g., fractured marble)</text:p>
                      </text:list-item>
                      <text:list-item>
                        <text:p>Some objects have structure which is unsuitable for mesh representation, e.g., hair which has more compact representations</text:p>
                      </text:list-item>
                    </text:list>
                  </text:list-item>
                </text:list>
              </text:list-item>
              <text:list-item>
                <text:p text:style-name="P5">Triangle mesh</text:p>
              </text:list-item>
              <text:list-item>
                <text:p text:style-name="P5">Quad me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1">Triangle mesh introductio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Triangle mesh is f</text:span><text:span text:style-name="T1">oundational and most widely used data-structure for representation of a shape in graphics</text:span></text:p>
              </text:list-item>
            </text:list>
            <text:list text:style-name="L5">
              <text:list-item>
                <text:p text:style-name="P8"><text:span text:style-name="T1">Triangle mesh consists of many triangles joined along their edges to form a surface</text:span></text:p>
              </text:list-item>
            </text:list>
            <text:list text:style-name="L3">
              <text:list-item>
                <text:p text:style-name="P5"><text:span text:style-name="T1">Triangle is fundamental and simple primitive:</text:span></text:p>
                <text:list>
                  <text:list-item>
                    <text:p><text:span text:style-name="T1">All vertices lie in the same plane</text:span></text:p>
                  </text:list-item>
                </text:list>
              </text:list-item>
              <text:list-item>
                <text:p><text:span text:style-name="T1">Triangle mesh has nice properties:</text:span></text:p>
                <text:list>
                  <text:list-item>
                    <text:p><text:span text:style-name="T1">Uniformity: simple operations </text:span></text:p>
                    <text:list>
                      <text:list-item>
                        <text:p><text:span text:style-name="T1">Subdivision: single triangle is replaced with several smaller triangles. Used for smoothing</text:span></text:p>
                      </text:list-item>
                      <text:list-item>
                        <text:p><text:span text:style-name="T1">Simplification: replacing the mesh with the simpler one which has the similar shape (topological or geometrical). Used for level of detail </text:span></text:p>
                      </text:list-item>
                    </text:list>
                  </text:list-item>
                </text:list>
                <text:p text:style-name="P5"/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863cm" svg:x="1.4cm" svg:y="0.011cm" presentation:class="title" presentation:user-transformed="true">
          <draw:text-box>
            <text:p text:style-name="P9"><text:span text:style-name="T3">&lt;IMAGE: example how certain flat shapes are created with triangles&gt;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863cm" svg:x="1.4cm" svg:y="0.011cm" presentation:class="title" presentation:user-transformed="true">
          <draw:text-box>
            <text:p text:style-name="P9"><text:span text:style-name="T3">Example how certain curved shapes are approximated with triang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Conceptual approximation: find points on complex shape and connect adjacent points with a mesh structure</text:span></text:p>
                <text:list>
                  <text:list-item>
                    <text:p><text:span text:style-name="T1">For example: scanning and reconstruction</text:span></text:p>
                  </text:list-item>
                </text:list>
              </text:list-item>
              <text:list-item>
                <text:p><text:span text:style-name="T1">Example: sphere vs icosahedr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Each point on i</text:span><text:span text:style-name="T1">cosahedron is close to point of sphere</text:span></text:p>
                  </text:list-item>
                  <text:list-item>
                    <text:p text:style-name="P10"><text:span text:style-name="T10">Each normal vector of </text:span><text:span text:style-name="T10">i</text:span><text:span text:style-name="T10">cosahedron is close to vector normal of the sphere in the same point. But, function that assigns normals to the sphere is continuous while for </text:span><text:span text:style-name="T10">i</text:span><text:span text:style-name="T1">cosahedron is piecewise constant → this influences reflection of ligh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Description of meshe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Description of mesh requires:</text:p>
                <text:list>
                  <text:list-item>
                    <text:p text:style-name="P5">List of vertices and triangles (edges are inferred from triangles)</text:p>
                  </text:list-item>
                  <text:list-item>
                    <text:p text:style-name="P5">Vertex table – geometry</text:p>
                  </text:list-item>
                  <text:list-item>
                    <text:p text:style-name="P5">Triangle (faces) table - top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d mes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od modeling primitive</text:p>
              </text:list-item>
              <text:list-item>
                <text:p>Complexity:</text:p>
                <text:list>
                  <text:list-item>
                    <text:p>Easy to create a quad where not all vertices lie on a plane</text:p>
                  </text:list-item>
                </text:list>
              </text:list-item>
              <text:list-item>
                <text:p>In graphics pipeline it is always transformed to triangle.</text:p>
              </text:list-item>
              <text:list-item>
                <text:p>In raytracing rendering plane-ray intersection must be defin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4">Foundations of Curved su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surface material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Light source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Sources of Light</text:p>
              </text:list-item>
              <text:list-item>
                <text:p text:style-name="P5">Models of light:</text:p>
                <text:list>
                  <text:list-item>
                    <text:p text:style-name="P5">Distant lights</text:p>
                  </text:list-item>
                  <text:list-item>
                    <text:p text:style-name="P5">Point l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Distant light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Point light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Foundations of camer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How camera works</text:p>
            <text:p text:style-name="P5">Pinhole camera model and parameters</text:p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Transformations of 3D scene element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Translation</text:p>
            <text:p text:style-name="P5">Rotation</text:p>
            <text:p text:style-name="P5">Scale</text:p>
            <text:p text:style-name="P5">Coordinate system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Coming together</text:p>
          </draw:text-box>
        </draw:frame>
        <draw:frame presentation:style-name="pr4" draw:layer="layout" svg:width="25.199cm" svg:height="9.134cm" svg:x="1.4cm" svg:y="3.685cm" presentation:class="outline">
          <draw:text-box>
            <text:p>A 3D scene complete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Back to the complex example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What have we learned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Literature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11">Computer graphics: Principles and practice <text:s/>(J.F.Hughes)</text:span></text:p>
              </text:list-item>
              <text:list-item>
                <text:p text:style-name="P12"><text:span text:style-name="T12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6:44:50.287272648</meta:creation-date>
    <dc:date>2022-11-14T08:35:02.858602770</dc:date>
    <meta:editing-duration>PT1H38M43S</meta:editing-duration>
    <meta:editing-cycles>53</meta:editing-cycles>
    <meta:generator>LibreOffice/6.4.7.2$Linux_X86_64 LibreOffice_project/40$Build-2</meta:generator>
    <meta:document-statistic meta:object-count="114"/>
  </office:meta>
</office:document-meta>
</file>